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SansOblique1" svg:font-family="DejaVuSansOblique"/>
    <style:font-face style:name="DejaVuSerif1" svg:font-family="DejaVuSerif"/>
    <style:font-face style:name="F" svg:font-family="" style:font-family-generic="roman"/>
    <style:font-face style:name="FreeSans" svg:font-family="FreeSans" style:font-family-generic="swiss"/>
    <style:font-face style:name="DejaVu Sans1" svg:font-family="'DejaVu Sans'" style:font-pitch="variable"/>
    <style:font-face style:name="DejaVuSans" svg:font-family="DejaVuSans" style:font-pitch="variable"/>
    <style:font-face style:name="DejaVuSansOblique" svg:font-family="DejaVuSansOblique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4eaed"/>
    </style:style>
    <style:style style:name="gr3" style:family="graphic" style:parent-style-name="standard">
      <style:graphic-properties draw:stroke="none" draw:fill="solid" draw:fill-color="#555555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0.23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21cm" svg:stroke-color="#216dd8" draw:stroke-linejoin="miter" svg:stroke-linecap="butt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none" draw:fill="solid" draw:fill-color="#d2d8dd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4cm" fo:min-width="0.364cm" fo:padding-top="0cm" fo:padding-bottom="0cm" fo:padding-left="0cm" fo:padding-right="0cm"/>
    </style:style>
    <style:style style:name="gr9" style:family="graphic" style:parent-style-name="standard">
      <style:graphic-properties draw:stroke="dash" draw:stroke-dash="stroke-dash44" svg:stroke-width="0.021cm" svg:stroke-color="#2c96dd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9cm" fo:min-width="0.1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42cm" fo:min-width="0.142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17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0.221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4eaed"/>
    </style:style>
    <style:style style:name="P3" style:family="paragraph">
      <loext:graphic-properties draw:fill="solid" draw:fill-color="#555555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6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d2d8dd"/>
    </style:style>
    <style:style style:name="P9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10" style:family="paragraph">
      <loext:graphic-properties draw:fill="none"/>
      <style:text-properties fo:font-size="5.40000009536743pt" style:font-size-asian="5.40000009536743pt" style:font-size-complex="5.40000009536743pt"/>
    </style:style>
    <style:style style:name="P11" style:family="paragraph">
      <loext:graphic-properties draw:fill="none"/>
      <style:text-properties fo:font-size="13.5pt" style:font-size-asian="13.5pt" style:font-size-complex="13.5pt"/>
    </style:style>
    <style:style style:name="P12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text-properties fo:font-size="5pt" style:font-size-asian="5pt" style:font-size-complex="5pt"/>
    </style:style>
    <style:style style:name="P15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6" style:family="paragraph">
      <style:paragraph-properties fo:margin-left="0cm" fo:margin-right="0cm" fo:text-align="justify" fo:text-indent="0cm"/>
      <style:text-properties style:font-name="F" fo:font-size="12pt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DejaVuSans1" fo:font-size="6.80000019073486pt" style:font-size-asian="6.80000019073486pt" style:font-name-complex="DejaVuSans1" style:font-size-complex="6.80000019073486pt"/>
    </style:style>
    <style:style style:name="T2" style:family="text">
      <style:text-properties fo:color="#000000" style:font-name="DejaVuSans1" fo:font-size="5.90000009536743pt" fo:font-weight="bold" style:font-size-asian="5.90000009536743pt" style:font-name-complex="DejaVuSans1" style:font-size-complex="5.90000009536743pt" style:font-weight-complex="bold"/>
    </style:style>
    <style:style style:name="T3" style:family="text">
      <style:text-properties fo:color="#000000" style:font-name="DejaVuSans1" fo:font-size="5.90000009536743pt" style:font-size-asian="5.90000009536743pt" style:font-name-complex="DejaVuSans1" style:font-size-complex="5.90000009536743pt"/>
    </style:style>
    <style:style style:name="T4" style:family="text">
      <style:text-properties fo:color="#216dd8" style:font-name="DejaVuSans1" fo:font-size="5.90000009536743pt" style:font-size-asian="5.90000009536743pt" style:font-name-complex="DejaVuSans1" style:font-size-complex="5.90000009536743pt"/>
    </style:style>
    <style:style style:name="T5" style:family="text">
      <style:text-properties fo:color="#101012" style:font-name="DejaVuSans1" fo:font-size="6.80000019073486pt" style:font-size-asian="6.80000019073486pt" style:font-name-complex="DejaVuSans1" style:font-size-complex="6.80000019073486pt"/>
    </style:style>
    <style:style style:name="T6" style:family="text">
      <style:text-properties fo:color="#257bd1" style:font-name="DejaVuSans1" fo:font-size="10.3999996185303pt" style:font-size-asian="10.3999996185303pt" style:font-name-complex="DejaVuSans1" style:font-size-complex="10.3999996185303pt"/>
    </style:style>
    <style:style style:name="T7" style:family="text">
      <style:text-properties fo:color="#00b285" style:font-name="DejaVuSans1" fo:font-size="5.40000009536743pt" fo:font-weight="bold" style:font-size-asian="5.40000009536743pt" style:font-name-complex="DejaVuSans1" style:font-size-complex="5.40000009536743pt" style:font-weight-complex="bold"/>
    </style:style>
    <style:style style:name="T8" style:family="text">
      <style:text-properties fo:color="#288acc" style:font-name="DejaVuSans1" fo:font-size="13.5pt" style:font-size-asian="13.5pt" style:font-name-complex="DejaVuSans1" style:font-size-complex="13.5pt"/>
    </style:style>
    <style:style style:name="T9" style:family="text">
      <style:text-properties fo:color="#000000" style:font-name="DejaVuSans1" fo:font-size="4.09999990463257pt" style:font-size-asian="4.09999990463257pt" style:font-name-complex="DejaVuSans1" style:font-size-complex="4.09999990463257pt"/>
    </style:style>
    <style:style style:name="T10" style:family="text">
      <style:text-properties fo:color="#000000" style:font-name="DejaVuSans1" fo:font-size="5pt" style:font-size-asian="5pt" style:font-name-complex="DejaVuSans1" style:font-size-complex="5pt"/>
    </style:style>
    <style:style style:name="T11" style:family="text">
      <style:text-properties fo:color="#288acc" style:font-name="DejaVuSans1" fo:font-size="6.30000019073486pt" style:font-size-asian="6.30000019073486pt" style:font-name-complex="DejaVuSans1" style:font-size-complex="6.30000019073486pt"/>
    </style:style>
    <style:style style:name="T12" style:family="text">
      <style:text-properties fo:color="#000000" style:font-name="DejaVuSansOblique1" fo:font-size="5pt" style:font-size-asian="5pt" style:font-name-complex="DejaVuSansOblique1" style:font-size-complex="5pt"/>
    </style:style>
    <style:style style:name="T13" style:family="text">
      <style:text-properties fo:color="#000000" style:font-name="DejaVuSans1" fo:font-size="5pt" fo:font-weight="bold" style:font-size-asian="5pt" style:font-name-complex="DejaVuSans1" style:font-size-complex="5pt" style:font-weight-complex="bold"/>
    </style:style>
    <style:style style:name="T14" style:family="text">
      <style:text-properties fo:color="#000000" style:font-name="DejaVuSerif1" fo:font-size="10pt" style:font-size-asian="10pt" style:font-name-complex="DejaVuSerif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166cm" svg:height="23.942cm" svg:x="-5.221cm" svg:y="-0.94cm" svg:viewBox="0 0 17167 23943" draw:points="0,0 17167,0 17167,23943 0,23943">
          <text:p/>
        </draw:polygon>
        <draw:polygon draw:style-name="gr1" draw:text-style-name="P1" draw:layer="layout" svg:width="17.18cm" svg:height="1.127cm" svg:x="-5.221cm" svg:y="-2.067cm" svg:viewBox="0 0 17181 1128" draw:points="0,0 17181,0 17181,1128 0,1128">
          <text:p/>
        </draw:polygon>
        <draw:polygon draw:style-name="gr1" draw:text-style-name="P1" draw:layer="layout" svg:width="3.064cm" svg:height="0.492cm" svg:x="-4.251cm" svg:y="-1.749cm" svg:viewBox="0 0 3065 493" draw:points="0,0 3065,0 3065,493 0,493">
          <text:p/>
        </draw:polygon>
        <draw:path draw:style-name="gr2" draw:text-style-name="P2" draw:layer="layout" svg:width="3.334cm" svg:height="12.047cm" svg:x="-3.775cm" svg:y="0.505cm" svg:viewBox="0 0 3335 12048" svg:d="M48 0h3239c27 0 48 21 48 48v11952c0 26-21 48-48 48h-3239c-27 0-48-22-48-48v-11952c0-27 21-48 48-48zM3287 21h-3239c-15 0-27 12-27 27v11952c0 15 12 26 27 26h3239c15 0 27-11 27-26v-11952c0-15-12-27-27-27z">
          <text:p/>
        </draw:path>
        <draw:polygon draw:style-name="gr1" draw:text-style-name="P1" draw:layer="layout" svg:width="3.292cm" svg:height="0.707cm" svg:x="-3.754cm" svg:y="0.526cm" svg:viewBox="0 0 3293 708" draw:points="0,0 3293,0 3293,708 0,708">
          <text:p/>
        </draw:polygon>
        <draw:path draw:style-name="gr3" draw:text-style-name="P3" draw:layer="layout" svg:width="3.292cm" svg:height="0.707cm" svg:x="-3.754cm" svg:y="0.526cm" svg:viewBox="0 0 3293 708" svg:d="M48 0h3197c26 0 48 22 48 48v660h-3293v-660c0-26 22-48 48-48zM3245 0h-3197c-26 0-48 22-48 48v639h3293v-639c0-26-22-48-48-48z">
          <text:p/>
        </draw:path>
        <draw:polygon draw:style-name="gr1" draw:text-style-name="P1" draw:layer="layout" svg:width="3.292cm" svg:height="2.865cm" svg:x="-3.754cm" svg:y="1.233cm" svg:viewBox="0 0 3293 2866" draw:points="0,0 3293,0 3293,2866 0,2866">
          <text:p/>
        </draw:polygon>
        <draw:polygon draw:style-name="gr1" draw:text-style-name="P1" draw:layer="layout" svg:width="3.292cm" svg:height="0.651cm" svg:x="-3.754cm" svg:y="4.098cm" svg:viewBox="0 0 3293 652" draw:points="0,0 3293,0 3293,652 0,652">
          <text:p/>
        </draw:polygon>
        <draw:polygon draw:style-name="gr2" draw:text-style-name="P2" draw:layer="layout" svg:width="3.292cm" svg:height="0.021cm" svg:x="-3.754cm" svg:y="5.376cm" svg:viewBox="0 0 3293 22" draw:points="0,0 3293,0 3293,22 0,22">
          <text:p/>
        </draw:polygon>
        <draw:polygon draw:style-name="gr2" draw:text-style-name="P2" draw:layer="layout" svg:width="3.292cm" svg:height="0.022cm" svg:x="-3.754cm" svg:y="6.024cm" svg:viewBox="0 0 3293 23" draw:points="0,0 3293,0 3293,23 0,23">
          <text:p/>
        </draw:polygon>
        <draw:polygon draw:style-name="gr2" draw:text-style-name="P2" draw:layer="layout" svg:width="3.292cm" svg:height="0.021cm" svg:x="-3.754cm" svg:y="6.673cm" svg:viewBox="0 0 3293 22" draw:points="0,0 3293,0 3293,22 0,22">
          <text:p/>
        </draw:polygon>
        <draw:polygon draw:style-name="gr2" draw:text-style-name="P2" draw:layer="layout" svg:width="3.292cm" svg:height="0.021cm" svg:x="-3.754cm" svg:y="7.321cm" svg:viewBox="0 0 3293 22" draw:points="0,0 3293,0 3293,22 0,22">
          <text:p/>
        </draw:polygon>
        <draw:polygon draw:style-name="gr2" draw:text-style-name="P2" draw:layer="layout" svg:width="3.292cm" svg:height="0.021cm" svg:x="-3.754cm" svg:y="7.969cm" svg:viewBox="0 0 3293 22" draw:points="0,0 3293,0 3293,22 0,22">
          <text:p/>
        </draw:polygon>
        <draw:polygon draw:style-name="gr2" draw:text-style-name="P2" draw:layer="layout" svg:width="3.292cm" svg:height="0.022cm" svg:x="-3.754cm" svg:y="8.617cm" svg:viewBox="0 0 3293 23" draw:points="0,0 3293,0 3293,23 0,23">
          <text:p/>
        </draw:polygon>
        <draw:polygon draw:style-name="gr2" draw:text-style-name="P2" draw:layer="layout" svg:width="3.292cm" svg:height="0.021cm" svg:x="-3.754cm" svg:y="9.266cm" svg:viewBox="0 0 3293 22" draw:points="0,0 3293,0 3293,22 0,22">
          <text:p/>
        </draw:polygon>
        <draw:polygon draw:style-name="gr2" draw:text-style-name="P2" draw:layer="layout" svg:width="3.292cm" svg:height="0.021cm" svg:x="-3.754cm" svg:y="9.914cm" svg:viewBox="0 0 3293 22" draw:points="0,0 3293,0 3293,22 0,22">
          <text:p/>
        </draw:polygon>
        <draw:polygon draw:style-name="gr2" draw:text-style-name="P2" draw:layer="layout" svg:width="3.292cm" svg:height="0.021cm" svg:x="-3.754cm" svg:y="10.562cm" svg:viewBox="0 0 3293 22" draw:points="0,0 3293,0 3293,22 0,22">
          <text:p/>
        </draw:polygon>
        <draw:polygon draw:style-name="gr2" draw:text-style-name="P2" draw:layer="layout" svg:width="3.292cm" svg:height="0.021cm" svg:x="-3.754cm" svg:y="11.21cm" svg:viewBox="0 0 3293 22" draw:points="0,0 3293,0 3293,22 0,22">
          <text:p/>
        </draw:polygon>
        <draw:polygon draw:style-name="gr1" draw:text-style-name="P1" draw:layer="layout" svg:width="3.292cm" svg:height="0.673cm" svg:x="-3.754cm" svg:y="11.858cm" svg:viewBox="0 0 3293 674" draw:points="0,0 3293,0 3293,674 0,674">
          <text:p/>
        </draw:polygon>
        <draw:path draw:style-name="gr2" draw:text-style-name="P2" draw:layer="layout" svg:width="3.292cm" svg:height="0.672cm" svg:x="-3.754cm" svg:y="11.858cm" svg:viewBox="0 0 3293 673" svg:d="M0 0h3293v626c0 26-22 47-48 47h-3197c-26 0-48-21-48-47zM3293 22h-3293v604c0 26 22 47 48 47h3197c26 0 48-21 48-47z">
          <text:p/>
        </draw:path>
        <draw:polygon draw:style-name="gr1" draw:text-style-name="P1" draw:layer="layout" svg:width="0.222cm" svg:height="0.223cm" svg:x="-0.875cm" svg:y="0.764cm" svg:viewBox="0 0 223 224" draw:points="0,0 223,0 223,224 0,224">
          <text:p/>
        </draw:polygon>
        <draw:polygon draw:style-name="gr1" draw:text-style-name="P1" draw:layer="layout" svg:width="1.302cm" svg:height="1.683cm" svg:x="-3.516cm" svg:y="1.55cm" svg:viewBox="0 0 1303 1684" draw:points="0,0 1303,0 1303,1684 0,1684">
          <text:p/>
        </draw:polygon>
        <draw:polygon draw:style-name="gr1" draw:text-style-name="P1" draw:layer="layout" svg:width="0.222cm" svg:height="0.223cm" svg:x="-0.875cm" svg:y="4.336cm" svg:viewBox="0 0 223 224" draw:points="0,0 223,0 223,224 0,224">
          <text:p/>
        </draw:polygon>
        <draw:polygon draw:style-name="gr1" draw:text-style-name="P1" draw:layer="layout" svg:width="0.222cm" svg:height="0.222cm" svg:x="-0.875cm" svg:y="12.118cm" svg:viewBox="0 0 223 223" draw:points="0,0 223,0 223,223 0,223">
          <text:p/>
        </draw:polygon>
        <draw:polygon draw:style-name="gr1" draw:text-style-name="P1" draw:layer="layout" svg:width="0.238cm" svg:height="0.238cm" svg:x="-3.563cm" svg:y="0.733cm" svg:viewBox="0 0 239 239" draw:points="0,0 239,0 239,239 0,239">
          <text:p/>
        </draw:polygon>
        <draw:frame draw:style-name="gr4" draw:text-style-name="P5" draw:layer="layout" svg:width="1.204cm" svg:height="0.28cm" svg:x="-3.229cm" svg:y="0.75cm">
          <draw:text-box>
            <text:p text:style-name="P4"><text:span text:style-name="T1">Templates</text:span></text:p>
          </draw:text-box>
        </draw:frame>
        <draw:frame draw:style-name="gr5" draw:text-style-name="P6" draw:layer="layout" svg:width="1.306cm" svg:height="0.247cm" svg:x="-2.007cm" svg:y="1.557cm">
          <draw:text-box>
            <text:p text:style-name="P4"><text:span text:style-name="T2">My Current</text:span></text:p>
          </draw:text-box>
        </draw:frame>
        <draw:frame draw:style-name="gr5" draw:text-style-name="P6" draw:layer="layout" svg:width="0.929cm" svg:height="0.247cm" svg:x="-2.007cm" svg:y="1.805cm">
          <draw:text-box>
            <text:p text:style-name="P4"><text:span text:style-name="T2">Resume</text:span></text:p>
          </draw:text-box>
        </draw:frame>
        <draw:frame draw:style-name="gr5" draw:text-style-name="P6" draw:layer="layout" svg:width="1.221cm" svg:height="0.247cm" svg:x="-2.007cm" svg:y="2.052cm">
          <draw:text-box>
            <text:p text:style-name="P4"><text:span text:style-name="T2">Template :</text:span></text:p>
          </draw:text-box>
        </draw:frame>
        <draw:line draw:style-name="gr6" draw:text-style-name="P7" draw:layer="layout" svg:x1="-3.189cm" svg:y1="3.723cm" svg:x2="-1.009cm" svg:y2="3.723cm">
          <text:p/>
        </draw:line>
        <draw:frame draw:style-name="gr5" draw:text-style-name="P6" draw:layer="layout" svg:width="0.489cm" svg:height="0.247cm" svg:x="-2.007cm" svg:y="2.459cm">
          <draw:text-box>
            <text:p text:style-name="P4"><text:span text:style-name="T3">Hero</text:span></text:p>
          </draw:text-box>
        </draw:frame>
        <draw:frame draw:style-name="gr5" draw:text-style-name="P6" draw:layer="layout" svg:width="2.191cm" svg:height="0.247cm" svg:x="-3.199cm" svg:y="3.509cm">
          <draw:text-box>
            <text:p text:style-name="P4"><text:span text:style-name="T4">View More Templates</text:span></text:p>
          </draw:text-box>
        </draw:frame>
        <draw:frame draw:style-name="gr4" draw:text-style-name="P5" draw:layer="layout" svg:width="2.034cm" svg:height="0.28cm" svg:x="-3.563cm" svg:y="4.288cm">
          <draw:text-box>
            <text:p text:style-name="P4"><text:span text:style-name="T1">Resume Sections</text:span></text:p>
          </draw:text-box>
        </draw:frame>
        <draw:frame draw:style-name="gr5" draw:text-style-name="P6" draw:layer="layout" svg:width="0.866cm" svg:height="0.247cm" svg:x="-3.563cm" svg:y="4.945cm">
          <draw:text-box>
            <text:p text:style-name="P4"><text:span text:style-name="T3">Heading</text:span></text:p>
          </draw:text-box>
        </draw:frame>
        <draw:frame draw:style-name="gr5" draw:text-style-name="P6" draw:layer="layout" svg:width="2.927cm" svg:height="0.247cm" svg:x="-3.563cm" svg:y="5.594cm">
          <draw:text-box>
            <text:p text:style-name="P4"><text:span text:style-name="T3">Websites, Portfolios, Proﬁles</text:span></text:p>
          </draw:text-box>
        </draw:frame>
        <draw:frame draw:style-name="gr5" draw:text-style-name="P6" draw:layer="layout" svg:width="2.322cm" svg:height="0.247cm" svg:x="-3.563cm" svg:y="6.242cm">
          <draw:text-box>
            <text:p text:style-name="P4"><text:span text:style-name="T3">Professional Summary</text:span></text:p>
          </draw:text-box>
        </draw:frame>
        <draw:frame draw:style-name="gr5" draw:text-style-name="P6" draw:layer="layout" svg:width="1.035cm" svg:height="0.247cm" svg:x="-3.563cm" svg:y="6.89cm">
          <draw:text-box>
            <text:p text:style-name="P4"><text:span text:style-name="T3">Education</text:span></text:p>
          </draw:text-box>
        </draw:frame>
        <draw:frame draw:style-name="gr5" draw:text-style-name="P6" draw:layer="layout" svg:width="0.54cm" svg:height="0.247cm" svg:x="-3.563cm" svg:y="7.538cm">
          <draw:text-box>
            <text:p text:style-name="P4"><text:span text:style-name="T3">Skills</text:span></text:p>
          </draw:text-box>
        </draw:frame>
        <draw:frame draw:style-name="gr5" draw:text-style-name="P6" draw:layer="layout" svg:width="0.819cm" svg:height="0.247cm" svg:x="-3.563cm" svg:y="8.187cm">
          <draw:text-box>
            <text:p text:style-name="P4"><text:span text:style-name="T3">Projects</text:span></text:p>
          </draw:text-box>
        </draw:frame>
        <draw:frame draw:style-name="gr5" draw:text-style-name="P6" draw:layer="layout" svg:width="2.648cm" svg:height="0.247cm" svg:x="-3.563cm" svg:y="8.835cm">
          <draw:text-box>
            <text:p text:style-name="P4"><text:span text:style-name="T3">Rewards &amp; Achievements</text:span></text:p>
          </draw:text-box>
        </draw:frame>
        <draw:frame draw:style-name="gr5" draw:text-style-name="P6" draw:layer="layout" svg:width="0.904cm" svg:height="0.247cm" svg:x="-3.563cm" svg:y="9.483cm">
          <draw:text-box>
            <text:p text:style-name="P4"><text:span text:style-name="T3">Interests</text:span></text:p>
          </draw:text-box>
        </draw:frame>
        <draw:frame draw:style-name="gr5" draw:text-style-name="P6" draw:layer="layout" svg:width="1.158cm" svg:height="0.247cm" svg:x="-3.563cm" svg:y="10.131cm">
          <draw:text-box>
            <text:p text:style-name="P4"><text:span text:style-name="T3">Experience</text:span></text:p>
          </draw:text-box>
        </draw:frame>
        <draw:frame draw:style-name="gr5" draw:text-style-name="P6" draw:layer="layout" svg:width="1.035cm" svg:height="0.247cm" svg:x="-3.563cm" svg:y="10.78cm">
          <draw:text-box>
            <text:p text:style-name="P4"><text:span text:style-name="T3">Education</text:span></text:p>
          </draw:text-box>
        </draw:frame>
        <draw:frame draw:style-name="gr5" draw:text-style-name="P6" draw:layer="layout" svg:width="1.594cm" svg:height="0.247cm" svg:x="-3.563cm" svg:y="11.428cm">
          <draw:text-box>
            <text:p text:style-name="P4"><text:span text:style-name="T4">+ Add Sections</text:span></text:p>
          </draw:text-box>
        </draw:frame>
        <draw:path draw:style-name="gr2" draw:text-style-name="P2" draw:layer="layout" svg:width="9.953cm" svg:height="21.754cm" svg:x="0.512cm" svg:y="0.505cm" svg:viewBox="0 0 9954 21755" svg:d="M47 0h9859c27 0 48 21 48 48v21660c0 26-21 47-48 47h-9859c-26 0-47-21-47-47v-21660c0-27 21-48 47-48zM9906 21h-9859c-15 0-26 12-26 27v21660c0 14 11 26 26 26h9859c15 0 27-12 27-26v-21660c0-15-12-27-27-27z">
          <text:p/>
        </draw:path>
        <draw:polygon draw:style-name="gr1" draw:text-style-name="P1" draw:layer="layout" svg:width="9.911cm" svg:height="0.704cm" svg:x="0.533cm" svg:y="0.526cm" svg:viewBox="0 0 9912 705" draw:points="0,0 9912,0 9912,705 0,705">
          <text:p/>
        </draw:polygon>
        <draw:path draw:style-name="gr2" draw:text-style-name="P2" draw:layer="layout" svg:width="9.911cm" svg:height="0.704cm" svg:x="0.533cm" svg:y="0.526cm" svg:viewBox="0 0 9912 705" svg:d="M47 0h9817c27 0 48 22 48 48v610c0 26-21 47-48 47h-9817c-26 0-47-21-47-47v-610c0-26 21-48 47-48zM9864 0h-9817c-26 0-47 22-47 48v610c0 14 21 26 47 26h9817c27 0 48-12 48-26v-610c0-26-21-48-48-48z">
          <text:p/>
        </draw:path>
        <draw:path draw:style-name="gr2" draw:text-style-name="P2" draw:layer="layout" svg:width="9.911cm" svg:height="0.704cm" svg:x="0.533cm" svg:y="0.526cm" svg:viewBox="0 0 9912 705" svg:d="M47 0h9817c27 0 48 22 48 48v610c0 26-21 47-48 47h-9817c-26 0-47-21-47-47v-610c0-26 21-48 47-48zM9864 0h-9817c-26 0-47 22-47 48v610c0 14 21 26 47 26h9817c27 0 48-12 48-26v-610c0-26-21-48-48-48z">
          <text:p/>
        </draw:path>
        <draw:path draw:style-name="gr2" draw:text-style-name="P2" draw:layer="layout" svg:width="9.911cm" svg:height="0.704cm" svg:x="0.533cm" svg:y="0.526cm" svg:viewBox="0 0 9912 705" svg:d="M47 0h9817c27 0 48 22 48 48v610c0 26-21 47-48 47h-9817c-26 0-47-21-47-47v-610c0-26 21-48 47-48zM9864 0h-9817c-26 0-47 22-47 48v610c0 14 21 26 47 26h9817c27 0 48-12 48-26v-610c0-26-21-48-48-48z">
          <text:p/>
        </draw:path>
        <draw:polygon draw:style-name="gr7" draw:text-style-name="P8" draw:layer="layout" svg:width="0.021cm" svg:height="0.365cm" svg:x="2.149cm" svg:y="0.685cm" svg:viewBox="0 0 22 366" draw:points="0,0 22,0 22,366 0,366">
          <text:p/>
        </draw:polygon>
        <draw:polygon draw:style-name="gr1" draw:text-style-name="P1" draw:layer="layout" svg:width="0.301cm" svg:height="0.286cm" svg:x="0.771cm" svg:y="0.733cm" svg:viewBox="0 0 302 287" draw:points="0,0 302,0 302,287 0,287">
          <text:p/>
        </draw:polygon>
        <draw:frame draw:style-name="gr4" draw:text-style-name="P5" draw:layer="layout" svg:width="1.958cm" svg:height="0.28cm" svg:x="-3.563cm" svg:y="12.069cm">
          <draw:text-box>
            <text:p text:style-name="P4"><text:span text:style-name="T5">Formatting Tools</text:span></text:p>
          </draw:text-box>
        </draw:frame>
        <draw:polygon draw:style-name="gr1" draw:text-style-name="P1" draw:layer="layout" svg:width="0.27cm" svg:height="0.286cm" svg:x="2.4cm" svg:y="0.733cm" svg:viewBox="0 0 271 287" draw:points="0,0 271,0 271,287 0,287">
          <text:p/>
        </draw:polygon>
        <draw:frame draw:style-name="gr5" draw:text-style-name="P6" draw:layer="layout" svg:width="0.832cm" svg:height="0.247cm" svg:x="1.136cm" svg:y="0.743cm">
          <draw:text-box>
            <text:p text:style-name="P4"><text:span text:style-name="T3">Spelling</text:span></text:p>
          </draw:text-box>
        </draw:frame>
        <draw:polygon draw:style-name="gr1" draw:text-style-name="P1" draw:layer="layout" svg:width="0.318cm" svg:height="0.286cm" svg:x="3.437cm" svg:y="0.733cm" svg:viewBox="0 0 319 287" draw:points="0,0 319,0 319,287 0,287">
          <text:p/>
        </draw:polygon>
        <draw:frame draw:style-name="gr5" draw:text-style-name="P6" draw:layer="layout" svg:width="0.48cm" svg:height="0.247cm" svg:x="2.734cm" svg:y="0.743cm">
          <draw:text-box>
            <text:p text:style-name="P4"><text:span text:style-name="T3">Print</text:span></text:p>
          </draw:text-box>
        </draw:frame>
        <draw:polygon draw:style-name="gr1" draw:text-style-name="P1" draw:layer="layout" svg:width="0.269cm" svg:height="0.286cm" svg:x="5.074cm" svg:y="0.733cm" svg:viewBox="0 0 270 287" draw:points="0,0 270,0 270,287 0,287">
          <text:p/>
        </draw:polygon>
        <draw:frame draw:style-name="gr5" draw:text-style-name="P6" draw:layer="layout" svg:width="1.035cm" svg:height="0.247cm" svg:x="3.819cm" svg:y="0.743cm">
          <draw:text-box>
            <text:p text:style-name="P4"><text:span text:style-name="T3">Download</text:span></text:p>
          </draw:text-box>
        </draw:frame>
        <draw:frame draw:style-name="gr5" draw:text-style-name="P6" draw:layer="layout" svg:width="0.582cm" svg:height="0.247cm" svg:x="5.408cm" svg:y="0.743cm">
          <draw:text-box>
            <text:p text:style-name="P4"><text:span text:style-name="T3">Email</text:span></text:p>
          </draw:text-box>
        </draw:frame>
        <draw:frame draw:style-name="gr8" draw:text-style-name="P9" draw:layer="layout" svg:width="3.829cm" svg:height="0.429cm" svg:x="-3.774cm" svg:y="-0.413cm">
          <draw:text-box>
            <text:p text:style-name="P4"><text:span text:style-name="T6">Finalize Your Resume</text:span></text:p>
          </draw:text-box>
        </draw:frame>
        <draw:polygon draw:style-name="gr1" draw:text-style-name="P1" draw:layer="layout" svg:width="0.334cm" svg:height="0.318cm" svg:x="8.706cm" svg:y="-1.611cm" svg:viewBox="0 0 335 319" draw:points="0,0 335,0 335,319 0,319">
          <text:p/>
        </draw:polygon>
        <draw:line draw:style-name="gr9" draw:text-style-name="P7" draw:layer="layout" svg:x1="4.79cm" svg:y1="3.384cm" svg:x2="1.456cm" svg:y2="3.384cm">
          <text:p/>
        </draw:line>
        <draw:frame draw:style-name="gr10" draw:text-style-name="P10" draw:layer="layout" svg:width="1.924cm" svg:height="0.226cm" svg:x="9.072cm" svg:y="-1.6cm">
          <draw:text-box>
            <text:p text:style-name="P4"><text:span text:style-name="T7"><text:s/></text:span><text:span text:style-name="T7">HELP &amp; SUPPORT</text:span></text:p>
          </draw:text-box>
        </draw:frame>
        <draw:frame draw:style-name="gr11" draw:text-style-name="P11" draw:layer="layout" svg:width="1.695cm" svg:height="0.556cm" svg:x="1.457cm" svg:y="2.106cm">
          <draw:text-box>
            <text:p text:style-name="P4"><text:span text:style-name="T8">ADITYA</text:span></text:p>
          </draw:text-box>
        </draw:frame>
        <draw:frame draw:style-name="gr11" draw:text-style-name="P11" draw:layer="layout" svg:width="1.835cm" svg:height="0.556cm" svg:x="1.457cm" svg:y="2.709cm">
          <draw:text-box>
            <text:p text:style-name="P4"><text:span text:style-name="T8">GURJAR</text:span></text:p>
          </draw:text-box>
        </draw:frame>
        <draw:frame draw:style-name="gr12" draw:text-style-name="P12" draw:layer="layout" svg:width="7.868cm" svg:height="0.175cm" svg:x="1.457cm" svg:y="3.482cm">
          <draw:text-box>
            <text:p text:style-name="P4"><text:span text:style-name="T9">II Year B.Tech. Student | Information Technology Engineering | Jaipur Engineering College &amp; Research Centre,</text:span></text:p>
          </draw:text-box>
        </draw:frame>
        <draw:frame draw:style-name="gr12" draw:text-style-name="P12" draw:layer="layout" svg:width="7.432cm" svg:height="0.175cm" svg:x="1.457cm" svg:y="3.815cm">
          <draw:text-box>
            <text:p text:style-name="P4"><text:span text:style-name="T9">Jaipur, Rajasthan 302022 | (H) +91 9928981600 | (C) +91 9928981600 | adityagurjar.it18@gmail.com</text:span></text:p>
          </draw:text-box>
        </draw:frame>
        <draw:path draw:style-name="gr13" draw:text-style-name="P13" draw:layer="layout" svg:width="0.067cm" svg:height="0.068cm" svg:x="1.669cm" svg:y="4.433cm" svg:viewBox="0 0 68 69" svg:d="M34 0c19 0 34 15 34 35 0 18-15 34-34 34s-34-16-34-34c0-20 15-35 34-35z">
          <text:p/>
        </draw:path>
        <draw:frame draw:style-name="gr14" draw:text-style-name="P14" draw:layer="layout" svg:width="2.085cm" svg:height="0.208cm" svg:x="1.822cm" svg:y="4.36cm">
          <draw:text-box>
            <text:p text:style-name="P4"><text:span text:style-name="T10">www.adityagurjar.esy.es</text:span></text:p>
          </draw:text-box>
        </draw:frame>
        <draw:path draw:style-name="gr13" draw:text-style-name="P13" draw:layer="layout" svg:width="0.067cm" svg:height="0.068cm" svg:x="1.669cm" svg:y="4.687cm" svg:viewBox="0 0 68 69" svg:d="M34 0c19 0 34 15 34 34s-15 35-34 35-34-16-34-35 15-34 34-34z">
          <text:p/>
        </draw:path>
        <draw:line draw:style-name="gr9" draw:text-style-name="P7" draw:layer="layout" svg:x1="4.79cm" svg:y1="5.58cm" svg:x2="1.456cm" svg:y2="5.58cm">
          <text:p/>
        </draw:line>
        <draw:frame draw:style-name="gr14" draw:text-style-name="P14" draw:layer="layout" svg:width="4.003cm" svg:height="0.208cm" svg:x="1.822cm" svg:y="4.614cm">
          <draw:text-box>
            <text:p text:style-name="P4"><text:span text:style-name="T10">www.linkedin.com/in/aditya-gurjar-28b926119</text:span></text:p>
          </draw:text-box>
        </draw:frame>
        <draw:frame draw:style-name="gr15" draw:text-style-name="P15" draw:layer="layout" svg:width="2.86cm" svg:height="0.263cm" svg:x="1.457cm" svg:y="5.168cm">
          <draw:text-box>
            <text:p text:style-name="P4"><text:span text:style-name="T11">PROFESSIONAL SUMMARY</text:span></text:p>
          </draw:text-box>
        </draw:frame>
        <draw:frame draw:style-name="gr14" draw:text-style-name="P14" draw:layer="layout" svg:width="8.083cm" svg:height="0.829cm" svg:x="1.457cm" svg:y="5.667cm">
          <draw:text-box>
            <text:p text:style-name="P16"><text:span text:style-name="T10">To associate with dynamic work environment, which offers scope of grow both professionally </text:span></text:p>
            <text:p text:style-name="P16"><text:span text:style-name="T10">and personally. Aspiring to be part of an organization, wherein my educational qualification </text:span></text:p>
            <text:p text:style-name="P16"><text:span text:style-name="T10">will be useful to play an effective and constructive role for the progress and prosperity of the</text:span></text:p>
            <text:p text:style-name="P16"><text:span text:style-name="T10"><text:s/></text:span><text:span text:style-name="T10">organization.</text:span></text:p>
          </draw:text-box>
        </draw:frame>
        <draw:line draw:style-name="gr9" draw:text-style-name="P7" draw:layer="layout" svg:x1="4.79cm" svg:y1="7.087cm" svg:x2="1.456cm" svg:y2="7.087cm">
          <text:p/>
        </draw:line>
        <draw:frame draw:style-name="gr15" draw:text-style-name="P15" draw:layer="layout" svg:width="1.293cm" svg:height="0.263cm" svg:x="1.457cm" svg:y="6.675cm">
          <draw:text-box>
            <text:p text:style-name="P4"><text:span text:style-name="T11">EDUCATION</text:span></text:p>
          </draw:text-box>
        </draw:frame>
        <draw:frame draw:style-name="gr14" draw:text-style-name="P14" draw:layer="layout" svg:width="0.174cm" svg:height="0.208cm" svg:x="1.457cm" svg:y="11.292cm">
          <draw:text-box>
            <text:p text:style-name="P4"><text:span text:style-name="T10">&gt;</text:span></text:p>
          </draw:text-box>
        </draw:frame>
        <draw:path draw:style-name="gr13" draw:text-style-name="P13" draw:layer="layout" svg:width="0.067cm" svg:height="0.068cm" svg:x="1.669cm" svg:y="7.247cm" svg:viewBox="0 0 68 69" svg:d="M34 0c19 0 34 15 34 35 0 19-15 34-34 34s-34-15-34-34c0-20 15-35 34-35z">
          <text:p/>
        </draw:path>
        <draw:frame draw:style-name="gr14" draw:text-style-name="P14" draw:layer="layout" svg:width="0.442cm" svg:height="0.208cm" svg:x="1.822cm" svg:y="7.174cm">
          <draw:text-box>
            <text:p text:style-name="P4"><text:span text:style-name="T12">2012</text:span></text:p>
          </draw:text-box>
        </draw:frame>
        <draw:frame draw:style-name="gr14" draw:text-style-name="P14" draw:layer="layout" svg:width="1.454cm" svg:height="0.208cm" svg:x="1.457cm" svg:y="7.428cm">
          <draw:text-box>
            <text:p text:style-name="P4"><text:span text:style-name="T13"><text:s text:c="6"/></text:span><text:span text:style-name="T13">Secondary:</text:span></text:p>
          </draw:text-box>
        </draw:frame>
        <draw:frame draw:style-name="gr14" draw:text-style-name="P14" draw:layer="layout" svg:width="1.86cm" svg:height="0.208cm" svg:x="1.457cm" svg:y="7.682cm">
          <draw:text-box>
            <text:p text:style-name="P4"><text:span text:style-name="T12"><text:s text:c="7"/></text:span><text:span text:style-name="T12">Percentage:</text:span><text:span text:style-name="T10"> 75%</text:span></text:p>
          </draw:text-box>
        </draw:frame>
        <draw:frame draw:style-name="gr14" draw:text-style-name="P14" draw:layer="layout" svg:width="3.727cm" svg:height="0.208cm" svg:x="1.457cm" svg:y="7.936cm">
          <draw:text-box>
            <text:p text:style-name="P4"><text:span text:style-name="T12"><text:s text:c="7"/></text:span><text:span text:style-name="T12">Institute</text:span><text:span text:style-name="T10">: Raj Sr. Sec. School, Makrana.</text:span></text:p>
          </draw:text-box>
        </draw:frame>
        <draw:frame draw:style-name="gr14" draw:text-style-name="P14" draw:layer="layout" svg:width="2.432cm" svg:height="0.208cm" svg:x="1.457cm" svg:y="8.19cm">
          <draw:text-box>
            <text:p text:style-name="P4"><text:span text:style-name="T12"><text:s text:c="7"/></text:span><text:span text:style-name="T12">Aﬃliation</text:span><text:span text:style-name="T10">: BSER, Ajmer.</text:span></text:p>
          </draw:text-box>
        </draw:frame>
        <draw:path draw:style-name="gr13" draw:text-style-name="P13" draw:layer="layout" svg:width="0.067cm" svg:height="0.068cm" svg:x="1.669cm" svg:y="8.517cm" svg:viewBox="0 0 68 69" svg:d="M34 0c19 0 34 15 34 35 0 19-15 34-34 34s-34-15-34-34c0-20 15-35 34-35z">
          <text:p/>
        </draw:path>
        <draw:frame draw:style-name="gr14" draw:text-style-name="P14" draw:layer="layout" svg:width="0.442cm" svg:height="0.208cm" svg:x="1.822cm" svg:y="8.444cm">
          <draw:text-box>
            <text:p text:style-name="P4"><text:span text:style-name="T12">2014</text:span></text:p>
          </draw:text-box>
        </draw:frame>
        <draw:frame draw:style-name="gr14" draw:text-style-name="P14" draw:layer="layout" svg:width="2.792cm" svg:height="0.208cm" svg:x="1.457cm" svg:y="8.698cm">
          <draw:text-box>
            <text:p text:style-name="P4"><text:span text:style-name="T13"><text:s text:c="6"/></text:span><text:span text:style-name="T13">Senior Secondary (PCM):</text:span></text:p>
          </draw:text-box>
        </draw:frame>
        <draw:frame draw:style-name="gr14" draw:text-style-name="P14" draw:layer="layout" svg:width="1.861cm" svg:height="0.208cm" svg:x="1.457cm" svg:y="8.952cm">
          <draw:text-box>
            <text:p text:style-name="P4"><text:span text:style-name="T12"><text:s text:c="7"/></text:span><text:span text:style-name="T12">Percentage</text:span><text:span text:style-name="T10">: 82%</text:span></text:p>
          </draw:text-box>
        </draw:frame>
        <draw:frame draw:style-name="gr14" draw:text-style-name="P14" draw:layer="layout" svg:width="3.727cm" svg:height="0.208cm" svg:x="1.457cm" svg:y="9.206cm">
          <draw:text-box>
            <text:p text:style-name="P4"><text:span text:style-name="T12"><text:s text:c="7"/></text:span><text:span text:style-name="T12">Institute</text:span><text:span text:style-name="T10">: Raj Sr. Sec. School, Makrana.</text:span></text:p>
          </draw:text-box>
        </draw:frame>
        <draw:frame draw:style-name="gr14" draw:text-style-name="P14" draw:layer="layout" svg:width="2.432cm" svg:height="0.208cm" svg:x="1.457cm" svg:y="9.46cm">
          <draw:text-box>
            <text:p text:style-name="P4"><text:span text:style-name="T12"><text:s text:c="7"/></text:span><text:span text:style-name="T12">Aﬃliation</text:span><text:span text:style-name="T10">: BSER, Ajmer.</text:span></text:p>
          </draw:text-box>
        </draw:frame>
        <draw:path draw:style-name="gr13" draw:text-style-name="P13" draw:layer="layout" svg:width="0.067cm" svg:height="0.068cm" svg:x="1.669cm" svg:y="9.787cm" svg:viewBox="0 0 68 69" svg:d="M34 0c19 0 34 15 34 35 0 19-15 34-34 34s-34-15-34-34c0-20 15-35 34-35z">
          <text:p/>
        </draw:path>
        <draw:frame draw:style-name="gr14" draw:text-style-name="P14" draw:layer="layout" svg:width="0.726cm" svg:height="0.208cm" svg:x="1.822cm" svg:y="9.714cm">
          <draw:text-box>
            <text:p text:style-name="P4"><text:span text:style-name="T12">2014-18</text:span></text:p>
          </draw:text-box>
        </draw:frame>
        <draw:frame draw:style-name="gr14" draw:text-style-name="P14" draw:layer="layout" svg:width="3.651cm" svg:height="0.208cm" svg:x="1.457cm" svg:y="9.968cm">
          <draw:text-box>
            <text:p text:style-name="P4"><text:span text:style-name="T13"><text:s text:c="5"/></text:span><text:span text:style-name="T13">B. Tech. (Information Technology):</text:span></text:p>
          </draw:text-box>
        </draw:frame>
        <draw:frame draw:style-name="gr14" draw:text-style-name="P14" draw:layer="layout" svg:width="3.727cm" svg:height="0.208cm" svg:x="1.457cm" svg:y="10.222cm">
          <draw:text-box>
            <text:p text:style-name="P4"><text:span text:style-name="T12"><text:s text:c="6"/></text:span><text:span text:style-name="T12">Percentage</text:span><text:span text:style-name="T10">: 75% (Upto 2nd Semester).</text:span></text:p>
          </draw:text-box>
        </draw:frame>
        <draw:frame draw:style-name="gr14" draw:text-style-name="P14" draw:layer="layout" svg:width="5.763cm" svg:height="0.208cm" svg:x="1.457cm" svg:y="10.476cm">
          <draw:text-box>
            <text:p text:style-name="P4"><text:span text:style-name="T12"><text:s text:c="6"/></text:span><text:span text:style-name="T12">Institute</text:span><text:span text:style-name="T10">: Jaipur Engineering College &amp; Research Centre, Jaipur.</text:span></text:p>
          </draw:text-box>
        </draw:frame>
        <draw:line draw:style-name="gr9" draw:text-style-name="P7" draw:layer="layout" svg:x1="4.79cm" svg:y1="12.258cm" svg:x2="1.456cm" svg:y2="12.258cm">
          <text:p/>
        </draw:line>
        <draw:frame draw:style-name="gr14" draw:text-style-name="P14" draw:layer="layout" svg:width="2.148cm" svg:height="0.208cm" svg:x="1.457cm" svg:y="10.73cm">
          <draw:text-box>
            <text:p text:style-name="P4"><text:span text:style-name="T12"><text:s text:c="6"/></text:span><text:span text:style-name="T12">Aﬃliation</text:span><text:span text:style-name="T10">: RTU, Kota.</text:span></text:p>
          </draw:text-box>
        </draw:frame>
        <draw:polygon draw:style-name="gr1" draw:text-style-name="P1" draw:layer="layout" svg:width="0.016cm" svg:height="3.302cm" svg:x="5.472cm" svg:y="12.316cm" svg:viewBox="0 0 17 3303" draw:points="0,0 17,0 17,3303 0,3303">
          <text:p/>
        </draw:polygon>
        <draw:frame draw:style-name="gr15" draw:text-style-name="P15" draw:layer="layout" svg:width="0.734cm" svg:height="0.263cm" svg:x="1.457cm" svg:y="11.846cm">
          <draw:text-box>
            <text:p text:style-name="P4"><text:span text:style-name="T11">SKILLS</text:span></text:p>
          </draw:text-box>
        </draw:frame>
        <draw:frame draw:style-name="gr14" draw:text-style-name="P14" draw:layer="layout" svg:width="1.433cm" svg:height="0.208cm" svg:x="1.457cm" svg:y="12.345cm">
          <draw:text-box>
            <text:p text:style-name="P4"><text:span text:style-name="T13">Web Frontend:</text:span></text:p>
          </draw:text-box>
        </draw:frame>
        <draw:path draw:style-name="gr13" draw:text-style-name="P13" draw:layer="layout" svg:width="0.067cm" svg:height="0.068cm" svg:x="1.669cm" svg:y="12.672cm" svg:viewBox="0 0 68 69" svg:d="M34 0c19 0 34 15 34 35 0 19-15 34-34 34s-34-15-34-34c0-20 15-35 34-35z">
          <text:p/>
        </draw:path>
        <draw:frame draw:style-name="gr14" draw:text-style-name="P14" draw:layer="layout" svg:width="0.485cm" svg:height="0.208cm" svg:x="1.822cm" svg:y="12.599cm">
          <draw:text-box>
            <text:p text:style-name="P4"><text:span text:style-name="T10">HTML</text:span></text:p>
          </draw:text-box>
        </draw:frame>
        <draw:path draw:style-name="gr13" draw:text-style-name="P13" draw:layer="layout" svg:width="0.067cm" svg:height="0.068cm" svg:x="1.669cm" svg:y="12.926cm" svg:viewBox="0 0 68 69" svg:d="M34 0c19 0 34 15 34 34 0 20-15 35-34 35s-34-15-34-35c0-19 15-34 34-34z">
          <text:p/>
        </draw:path>
        <draw:frame draw:style-name="gr14" draw:text-style-name="P14" draw:layer="layout" svg:width="0.455cm" svg:height="0.208cm" svg:x="1.822cm" svg:y="12.853cm">
          <draw:text-box>
            <text:p text:style-name="P4"><text:span text:style-name="T10">CSS3</text:span></text:p>
          </draw:text-box>
        </draw:frame>
        <draw:path draw:style-name="gr13" draw:text-style-name="P13" draw:layer="layout" svg:width="0.067cm" svg:height="0.068cm" svg:x="1.669cm" svg:y="13.18cm" svg:viewBox="0 0 68 69" svg:d="M34 0c19 0 34 15 34 34 0 20-15 35-34 35s-34-15-34-35c0-19 15-34 34-34z">
          <text:p/>
        </draw:path>
        <draw:frame draw:style-name="gr14" draw:text-style-name="P14" draw:layer="layout" svg:width="0.87cm" svg:height="0.208cm" svg:x="1.822cm" svg:y="13.107cm">
          <draw:text-box>
            <text:p text:style-name="P4"><text:span text:style-name="T10">JavaScript</text:span></text:p>
          </draw:text-box>
        </draw:frame>
        <draw:frame draw:style-name="gr14" draw:text-style-name="P14" draw:layer="layout" svg:width="1.374cm" svg:height="0.208cm" svg:x="1.457cm" svg:y="13.361cm">
          <draw:text-box>
            <text:p text:style-name="P4"><text:span text:style-name="T13">Web Backend:</text:span></text:p>
          </draw:text-box>
        </draw:frame>
        <draw:path draw:style-name="gr13" draw:text-style-name="P13" draw:layer="layout" svg:width="0.067cm" svg:height="0.068cm" svg:x="1.669cm" svg:y="13.688cm" svg:viewBox="0 0 68 69" svg:d="M34 0c19 0 34 16 34 35s-15 34-34 34-34-15-34-34 15-35 34-35z">
          <text:p/>
        </draw:path>
        <draw:frame draw:style-name="gr14" draw:text-style-name="P14" draw:layer="layout" svg:width="0.345cm" svg:height="0.208cm" svg:x="1.822cm" svg:y="13.615cm">
          <draw:text-box>
            <text:p text:style-name="P4"><text:span text:style-name="T10">PHP</text:span></text:p>
          </draw:text-box>
        </draw:frame>
        <draw:path draw:style-name="gr13" draw:text-style-name="P13" draw:layer="layout" svg:width="0.067cm" svg:height="0.068cm" svg:x="1.669cm" svg:y="13.942cm" svg:viewBox="0 0 68 69" svg:d="M34 0c19 0 34 15 34 35 0 19-15 34-34 34s-34-15-34-34c0-20 15-35 34-35z">
          <text:p/>
        </draw:path>
        <draw:frame draw:style-name="gr14" draw:text-style-name="P14" draw:layer="layout" svg:width="0.599cm" svg:height="0.208cm" svg:x="1.822cm" svg:y="13.869cm">
          <draw:text-box>
            <text:p text:style-name="P4"><text:span text:style-name="T10">MYSQL</text:span></text:p>
          </draw:text-box>
        </draw:frame>
        <draw:path draw:style-name="gr13" draw:text-style-name="P13" draw:layer="layout" svg:width="0.067cm" svg:height="0.068cm" svg:x="1.669cm" svg:y="14.196cm" svg:viewBox="0 0 68 69" svg:d="M34 0c19 0 34 15 34 34 0 20-15 35-34 35s-34-15-34-35c0-19 15-34 34-34z">
          <text:p/>
        </draw:path>
        <draw:frame draw:style-name="gr14" draw:text-style-name="P14" draw:layer="layout" svg:width="1.496cm" svg:height="0.208cm" svg:x="1.822cm" svg:y="14.123cm">
          <draw:text-box>
            <text:p text:style-name="P4"><text:span text:style-name="T10">API Development</text:span></text:p>
          </draw:text-box>
        </draw:frame>
        <draw:frame draw:style-name="gr14" draw:text-style-name="P14" draw:layer="layout" svg:width="1.873cm" svg:height="0.208cm" svg:x="1.457cm" svg:y="14.377cm">
          <draw:text-box>
            <text:p text:style-name="P4"><text:span text:style-name="T13">Mobile Technology:</text:span></text:p>
          </draw:text-box>
        </draw:frame>
        <draw:frame draw:style-name="gr14" draw:text-style-name="P14" draw:layer="layout" svg:width="3.194cm" svg:height="0.208cm" svg:x="1.822cm" svg:y="14.631cm">
          <draw:text-box>
            <text:p text:style-name="P4"><text:span text:style-name="T10">Advanced Android App Development</text:span></text:p>
          </draw:text-box>
        </draw:frame>
        <draw:frame draw:style-name="gr14" draw:text-style-name="P14" draw:layer="layout" svg:width="3.482cm" svg:height="0.208cm" svg:x="1.822cm" svg:y="14.885cm">
          <draw:text-box>
            <text:p text:style-name="P4"><text:span text:style-name="T10">including Location Based Services, JSON</text:span></text:p>
          </draw:text-box>
        </draw:frame>
        <draw:path draw:style-name="gr13" draw:text-style-name="P13" draw:layer="layout" svg:width="0.067cm" svg:height="0.068cm" svg:x="1.669cm" svg:y="14.704cm" svg:viewBox="0 0 68 69" svg:d="M34 0c19 0 34 16 34 35s-15 34-34 34-34-15-34-34 15-35 34-35z">
          <text:p/>
        </draw:path>
        <draw:frame draw:style-name="gr14" draw:text-style-name="P14" draw:layer="layout" svg:width="1.412cm" svg:height="0.208cm" svg:x="1.822cm" svg:y="15.139cm">
          <draw:text-box>
            <text:p text:style-name="P4"><text:span text:style-name="T10">&amp; XML APIs, etc.</text:span></text:p>
          </draw:text-box>
        </draw:frame>
        <draw:frame draw:style-name="gr14" draw:text-style-name="P14" draw:layer="layout" svg:width="2.402cm" svg:height="0.208cm" svg:x="5.489cm" svg:y="12.345cm">
          <draw:text-box>
            <text:p text:style-name="P4"><text:span text:style-name="T13">Programming /Scripting:</text:span></text:p>
          </draw:text-box>
        </draw:frame>
        <draw:path draw:style-name="gr13" draw:text-style-name="P13" draw:layer="layout" svg:width="0.068cm" svg:height="0.068cm" svg:x="5.701cm" svg:y="12.672cm" svg:viewBox="0 0 69 69" svg:d="M35 0c19 0 34 15 34 35 0 19-15 34-34 34-20 0-35-15-35-34 0-20 15-35 35-35z">
          <text:p/>
        </draw:path>
        <draw:frame draw:style-name="gr14" draw:text-style-name="P14" draw:layer="layout" svg:width="0.174cm" svg:height="0.208cm" svg:x="5.854cm" svg:y="12.599cm">
          <draw:text-box>
            <text:p text:style-name="P4"><text:span text:style-name="T10">C</text:span></text:p>
          </draw:text-box>
        </draw:frame>
        <draw:path draw:style-name="gr13" draw:text-style-name="P13" draw:layer="layout" svg:width="0.068cm" svg:height="0.068cm" svg:x="5.701cm" svg:y="12.926cm" svg:viewBox="0 0 69 69" svg:d="M35 0c19 0 34 15 34 34 0 20-15 35-34 35-20 0-35-15-35-35 0-19 15-34 35-34z">
          <text:p/>
        </draw:path>
        <draw:frame draw:style-name="gr14" draw:text-style-name="P14" draw:layer="layout" svg:width="0.413cm" svg:height="0.208cm" svg:x="5.854cm" svg:y="12.853cm">
          <draw:text-box>
            <text:p text:style-name="P4"><text:span text:style-name="T10">C++</text:span></text:p>
          </draw:text-box>
        </draw:frame>
        <draw:path draw:style-name="gr13" draw:text-style-name="P13" draw:layer="layout" svg:width="0.068cm" svg:height="0.068cm" svg:x="5.701cm" svg:y="13.18cm" svg:viewBox="0 0 69 69" svg:d="M35 0c19 0 34 15 34 34 0 20-15 35-34 35-20 0-35-15-35-35 0-19 15-34 35-34z">
          <text:p/>
        </draw:path>
        <draw:frame draw:style-name="gr14" draw:text-style-name="P14" draw:layer="layout" svg:width="0.938cm" svg:height="0.208cm" svg:x="5.854cm" svg:y="13.107cm">
          <draw:text-box>
            <text:p text:style-name="P4"><text:span text:style-name="T10">Java (J2SE)</text:span></text:p>
          </draw:text-box>
        </draw:frame>
        <draw:path draw:style-name="gr13" draw:text-style-name="P13" draw:layer="layout" svg:width="0.068cm" svg:height="0.068cm" svg:x="5.701cm" svg:y="13.434cm" svg:viewBox="0 0 69 69" svg:d="M35 0c19 0 34 15 34 34s-15 35-34 35c-20 0-35-16-35-35s15-34 35-34z">
          <text:p/>
        </draw:path>
        <draw:frame draw:style-name="gr14" draw:text-style-name="P14" draw:layer="layout" svg:width="0.48cm" svg:height="0.208cm" svg:x="5.854cm" svg:y="13.361cm">
          <draw:text-box>
            <text:p text:style-name="P4"><text:span text:style-name="T10">BASH</text:span></text:p>
          </draw:text-box>
        </draw:frame>
        <draw:frame draw:style-name="gr14" draw:text-style-name="P14" draw:layer="layout" svg:width="1.314cm" svg:height="0.208cm" svg:x="5.489cm" svg:y="13.615cm">
          <draw:text-box>
            <text:p text:style-name="P4"><text:span text:style-name="T13">Tools/Editors:</text:span></text:p>
          </draw:text-box>
        </draw:frame>
        <draw:path draw:style-name="gr13" draw:text-style-name="P13" draw:layer="layout" svg:width="0.068cm" svg:height="0.068cm" svg:x="5.701cm" svg:y="13.942cm" svg:viewBox="0 0 69 69" svg:d="M35 0c19 0 34 15 34 35 0 19-15 34-34 34-20 0-35-15-35-34 0-20 15-35 35-35z">
          <text:p/>
        </draw:path>
        <draw:frame draw:style-name="gr14" draw:text-style-name="P14" draw:layer="layout" svg:width="0.607cm" svg:height="0.208cm" svg:x="5.854cm" svg:y="13.869cm">
          <draw:text-box>
            <text:p text:style-name="P4"><text:span text:style-name="T10">Eclipse</text:span></text:p>
          </draw:text-box>
        </draw:frame>
        <draw:path draw:style-name="gr13" draw:text-style-name="P13" draw:layer="layout" svg:width="0.068cm" svg:height="0.068cm" svg:x="5.701cm" svg:y="14.196cm" svg:viewBox="0 0 69 69" svg:d="M35 0c19 0 34 15 34 34 0 20-15 35-34 35-20 0-35-15-35-35 0-19 15-34 35-34z">
          <text:p/>
        </draw:path>
        <draw:frame draw:style-name="gr14" draw:text-style-name="P14" draw:layer="layout" svg:width="1.276cm" svg:height="0.208cm" svg:x="5.854cm" svg:y="14.123cm">
          <draw:text-box>
            <text:p text:style-name="P4"><text:span text:style-name="T10">Android Studio</text:span></text:p>
          </draw:text-box>
        </draw:frame>
        <draw:path draw:style-name="gr13" draw:text-style-name="P13" draw:layer="layout" svg:width="0.068cm" svg:height="0.068cm" svg:x="5.701cm" svg:y="14.45cm" svg:viewBox="0 0 69 69" svg:d="M35 0c19 0 34 15 34 34s-15 35-34 35c-20 0-35-16-35-35s15-34 35-34z">
          <text:p/>
        </draw:path>
        <draw:frame draw:style-name="gr14" draw:text-style-name="P14" draw:layer="layout" svg:width="0.252cm" svg:height="0.208cm" svg:x="5.854cm" svg:y="14.377cm">
          <draw:text-box>
            <text:p text:style-name="P4"><text:span text:style-name="T10">Git</text:span></text:p>
          </draw:text-box>
        </draw:frame>
        <draw:path draw:style-name="gr13" draw:text-style-name="P13" draw:layer="layout" svg:width="0.068cm" svg:height="0.068cm" svg:x="5.701cm" svg:y="14.704cm" svg:viewBox="0 0 69 69" svg:d="M35 0c19 0 34 16 34 35s-15 34-34 34c-20 0-35-15-35-34s15-35 35-35z">
          <text:p/>
        </draw:path>
        <draw:polygon draw:style-name="gr16" draw:text-style-name="P7" draw:layer="layout" svg:width="0.143cm" svg:height="0.19cm" svg:x="9.536cm" svg:y="11.708cm" svg:viewBox="0 0 144 191" draw:points="0,0 144,0 144,191 0,191">
          <text:p/>
        </draw:polygon>
        <draw:line draw:style-name="gr9" draw:text-style-name="P7" draw:layer="layout" svg:x1="4.79cm" svg:y1="16.359cm" svg:x2="1.456cm" svg:y2="16.359cm">
          <text:p/>
        </draw:line>
        <draw:frame draw:style-name="gr14" draw:text-style-name="P14" draw:layer="layout" svg:width="0.654cm" svg:height="0.208cm" svg:x="5.854cm" svg:y="14.631cm">
          <draw:text-box>
            <text:p text:style-name="P4"><text:span text:style-name="T10">FileZilla</text:span></text:p>
          </draw:text-box>
        </draw:frame>
        <draw:frame draw:style-name="gr15" draw:text-style-name="P15" draw:layer="layout" svg:width="1.09cm" svg:height="0.263cm" svg:x="1.457cm" svg:y="15.947cm">
          <draw:text-box>
            <text:p text:style-name="P4"><text:span text:style-name="T11">PROJECTS</text:span></text:p>
          </draw:text-box>
        </draw:frame>
        <draw:frame draw:style-name="gr14" draw:text-style-name="P14" draw:layer="layout" svg:width="6.979cm" svg:height="0.208cm" svg:x="1.822cm" svg:y="16.446cm">
          <draw:text-box>
            <text:p text:style-name="P4"><text:span text:style-name="T13">RailEnq</text:span><text:span text:style-name="T10">: Android App for checking current running status and other information</text:span></text:p>
          </draw:text-box>
        </draw:frame>
        <draw:path draw:style-name="gr13" draw:text-style-name="P13" draw:layer="layout" svg:width="0.067cm" svg:height="0.068cm" svg:x="1.669cm" svg:y="16.519cm" svg:viewBox="0 0 68 69" svg:d="M34 0c19 0 34 15 34 34s-15 35-34 35-34-16-34-35 15-34 34-34z">
          <text:p/>
        </draw:path>
        <draw:frame draw:style-name="gr14" draw:text-style-name="P14" draw:layer="layout" svg:width="2.292cm" svg:height="0.208cm" svg:x="1.822cm" svg:y="16.7cm">
          <draw:text-box>
            <text:p text:style-name="P4"><text:span text:style-name="T10">related to Indian Railways.</text:span></text:p>
          </draw:text-box>
        </draw:frame>
        <draw:path draw:style-name="gr13" draw:text-style-name="P13" draw:layer="layout" svg:width="0.067cm" svg:height="0.068cm" svg:x="1.669cm" svg:y="17.027cm" svg:viewBox="0 0 68 69" svg:d="M34 0c19 0 34 15 34 35 0 19-15 34-34 34s-34-15-34-34c0-20 15-35 34-35z">
          <text:p/>
        </draw:path>
        <draw:frame draw:style-name="gr14" draw:text-style-name="P14" draw:layer="layout" svg:width="6.272cm" svg:height="0.208cm" svg:x="1.822cm" svg:y="16.954cm">
          <draw:text-box>
            <text:p text:style-name="P4"><text:span text:style-name="T13">FaceLyt</text:span><text:span text:style-name="T10">: A lighter and full ﬂedged approach to Facebook's Android App.</text:span></text:p>
          </draw:text-box>
        </draw:frame>
        <draw:frame draw:style-name="gr14" draw:text-style-name="P14" draw:layer="layout" svg:width="7.482cm" svg:height="0.208cm" svg:x="1.822cm" svg:y="17.208cm">
          <draw:text-box>
            <text:p text:style-name="P4"><text:span text:style-name="T13">Aashayein</text:span><text:span text:style-name="T10">: Oﬃcial Android App of JECRC's NGO Aashayein which aims on connecting</text:span></text:p>
          </draw:text-box>
        </draw:frame>
        <draw:path draw:style-name="gr13" draw:text-style-name="P13" draw:layer="layout" svg:width="0.067cm" svg:height="0.068cm" svg:x="1.669cm" svg:y="17.281cm" svg:viewBox="0 0 68 69" svg:d="M34 0c19 0 34 15 34 34 0 20-15 35-34 35s-34-15-34-35c0-19 15-34 34-34z">
          <text:p/>
        </draw:path>
        <draw:frame draw:style-name="gr14" draw:text-style-name="P14" draw:layer="layout" svg:width="1.441cm" svg:height="0.208cm" svg:x="1.822cm" svg:y="17.462cm">
          <draw:text-box>
            <text:p text:style-name="P4"><text:span text:style-name="T10">blood donations.</text:span></text:p>
          </draw:text-box>
        </draw:frame>
        <draw:path draw:style-name="gr13" draw:text-style-name="P13" draw:layer="layout" svg:width="0.067cm" svg:height="0.068cm" svg:x="1.669cm" svg:y="17.789cm" svg:viewBox="0 0 68 69" svg:d="M34 0c19 0 34 15 34 34s-15 35-34 35-34-16-34-35 15-34 34-34z">
          <text:p/>
        </draw:path>
        <draw:frame draw:style-name="gr14" draw:text-style-name="P14" draw:layer="layout" svg:width="5.331cm" svg:height="0.208cm" svg:x="1.822cm" svg:y="17.716cm">
          <draw:text-box>
            <text:p text:style-name="P4"><text:span text:style-name="T13">WeSmart</text:span><text:span text:style-name="T10">: Android App to fulﬁl various needs of a smart city.</text:span></text:p>
          </draw:text-box>
        </draw:frame>
        <draw:frame draw:style-name="gr14" draw:text-style-name="P14" draw:layer="layout" svg:width="7.325cm" svg:height="0.208cm" svg:x="1.822cm" svg:y="17.97cm">
          <draw:text-box>
            <text:p text:style-name="P4"><text:span text:style-name="T13">Collecto</text:span><text:span text:style-name="T10">: Android App which aims on providing many lifestyle services like weather,</text:span></text:p>
          </draw:text-box>
        </draw:frame>
        <draw:path draw:style-name="gr13" draw:text-style-name="P13" draw:layer="layout" svg:width="0.067cm" svg:height="0.068cm" svg:x="1.669cm" svg:y="18.043cm" svg:viewBox="0 0 68 69" svg:d="M34 0c19 0 34 16 34 35s-15 34-34 34-34-15-34-34 15-35 34-35z">
          <text:p/>
        </draw:path>
        <draw:frame draw:style-name="gr14" draw:text-style-name="P14" draw:layer="layout" svg:width="4.523cm" svg:height="0.208cm" svg:x="1.822cm" svg:y="18.224cm">
          <draw:text-box>
            <text:p text:style-name="P4"><text:span text:style-name="T10">social networking, bus routes, etc in one single app</text:span><text:span text:style-name="T13">.</text:span></text:p>
          </draw:text-box>
        </draw:frame>
        <draw:frame draw:style-name="gr14" draw:text-style-name="P14" draw:layer="layout" svg:width="7.385cm" svg:height="0.208cm" svg:x="1.822cm" svg:y="18.478cm">
          <draw:text-box>
            <text:p text:style-name="P4"><text:span text:style-name="T13">Attendance Tracker:</text:span><text:span text:style-name="T10"> Attendance Management Android App using MYSQL Database</text:span></text:p>
          </draw:text-box>
        </draw:frame>
        <draw:path draw:style-name="gr13" draw:text-style-name="P13" draw:layer="layout" svg:width="0.067cm" svg:height="0.068cm" svg:x="1.669cm" svg:y="18.551cm" svg:viewBox="0 0 68 69" svg:d="M34 0c19 0 34 15 34 34 0 20-15 35-34 35s-34-15-34-35c0-19 15-34 34-34z">
          <text:p/>
        </draw:path>
        <draw:polygon draw:style-name="gr16" draw:text-style-name="P7" draw:layer="layout" svg:width="0.143cm" svg:height="0.19cm" svg:x="9.536cm" svg:y="15.809cm" svg:viewBox="0 0 144 191" draw:points="0,0 144,0 144,191 0,191">
          <text:p/>
        </draw:polygon>
        <draw:line draw:style-name="gr9" draw:text-style-name="P7" draw:layer="layout" svg:x1="4.79cm" svg:y1="19.698cm" svg:x2="1.456cm" svg:y2="19.698cm">
          <text:p/>
        </draw:line>
        <draw:frame draw:style-name="gr14" draw:text-style-name="P14" draw:layer="layout" svg:width="0.866cm" svg:height="0.208cm" svg:x="1.822cm" svg:y="18.732cm">
          <draw:text-box>
            <text:p text:style-name="P4"><text:span text:style-name="T10">and JSON.</text:span></text:p>
          </draw:text-box>
        </draw:frame>
        <draw:frame draw:style-name="gr15" draw:text-style-name="P15" draw:layer="layout" svg:width="3.16cm" svg:height="0.263cm" svg:x="1.457cm" svg:y="19.286cm">
          <draw:text-box>
            <text:p text:style-name="P4"><text:span text:style-name="T11">REWARDS &amp; ACHIEVEMENTS</text:span></text:p>
          </draw:text-box>
        </draw:frame>
        <draw:frame draw:style-name="gr14" draw:text-style-name="P14" draw:layer="layout" svg:width="7.567cm" svg:height="0.208cm" svg:x="1.457cm" svg:y="19.785cm">
          <draw:text-box>
            <text:p text:style-name="P4"><text:span text:style-name="T10">• </text:span><text:span text:style-name="T10">Won First Prize at National Level Hackathon <text:s/>on App Development organised at JECRC</text:span></text:p>
          </draw:text-box>
        </draw:frame>
        <draw:polygon draw:style-name="gr16" draw:text-style-name="P7" draw:layer="layout" svg:width="0.143cm" svg:height="0.19cm" svg:x="9.536cm" svg:y="19.148cm" svg:viewBox="0 0 144 191" draw:points="0,0 144,0 144,191 0,191">
          <text:p/>
        </draw:polygon>
        <draw:line draw:style-name="gr9" draw:text-style-name="P7" draw:layer="layout" svg:x1="4.79cm" svg:y1="21.005cm" svg:x2="1.456cm" svg:y2="21.005cm">
          <text:p/>
        </draw:line>
        <draw:frame draw:style-name="gr14" draw:text-style-name="P14" draw:layer="layout" svg:width="1.458cm" svg:height="0.208cm" svg:x="1.457cm" svg:y="20.039cm">
          <draw:text-box>
            <text:p text:style-name="P4"><text:span text:style-name="T10">University,Jaipur.</text:span></text:p>
          </draw:text-box>
        </draw:frame>
        <draw:frame draw:style-name="gr15" draw:text-style-name="P15" draw:layer="layout" svg:width="1.213cm" svg:height="0.263cm" svg:x="1.457cm" svg:y="20.593cm">
          <draw:text-box>
            <text:p text:style-name="P4"><text:span text:style-name="T11">INTERESTS</text:span></text:p>
          </draw:text-box>
        </draw:frame>
        <draw:frame draw:style-name="gr14" draw:text-style-name="P14" draw:layer="layout" svg:width="7.55cm" svg:height="0.208cm" svg:x="1.457cm" svg:y="21.092cm">
          <draw:text-box>
            <text:p text:style-name="P4"><text:span text:style-name="T10">Tech exploration,trying out new ROMs, surﬁng internet, tweaking/customizing, music &amp;</text:span></text:p>
          </draw:text-box>
        </draw:frame>
        <draw:polygon draw:style-name="gr16" draw:text-style-name="P7" draw:layer="layout" svg:width="0.143cm" svg:height="0.19cm" svg:x="9.536cm" svg:y="20.455cm" svg:viewBox="0 0 144 191" draw:points="0,0 144,0 144,191 0,191">
          <text:p/>
        </draw:polygon>
        <draw:frame draw:style-name="gr14" draw:text-style-name="P14" draw:layer="layout" svg:width="1.323cm" svg:height="0.208cm" svg:x="1.457cm" svg:y="21.346cm">
          <draw:text-box>
            <text:p text:style-name="P4"><text:span text:style-name="T10">playing cricket.</text:span></text:p>
          </draw:text-box>
        </draw:frame>
        <draw:frame draw:style-name="gr17" draw:text-style-name="P17" draw:layer="layout" svg:width="6.758cm" svg:height="0.416cm" svg:x="-6.491cm" svg:y="-3.311cm">
          <draw:text-box>
            <text:p text:style-name="P4"><text:span text:style-name="T14">Finalize Resume - My Perfect Resume</text:span></text:p>
          </draw:text-box>
        </draw:frame>
        <draw:frame draw:style-name="gr17" draw:text-style-name="P17" draw:layer="layout" svg:width="8.845cm" svg:height="0.416cm" svg:x="4.347cm" svg:y="-3.311cm">
          <draw:text-box>
            <text:p text:style-name="P4"><text:span text:style-name="T14">ﬁle:///home/adi/Downloads/Finalize Resume - M...</text:span></text:p>
          </draw:text-box>
        </draw:frame>
        <draw:frame draw:style-name="gr17" draw:text-style-name="P17" draw:layer="layout" svg:width="1.014cm" svg:height="0.416cm" svg:x="-6.491cm" svg:y="23.842cm">
          <draw:text-box>
            <text:p text:style-name="P4"><text:span text:style-name="T14">1 of 3</text:span></text:p>
          </draw:text-box>
        </draw:frame>
        <draw:polygon draw:style-name="gr1" draw:text-style-name="P1" draw:layer="layout" svg:width="0.457cm" svg:height="0.407cm" svg:x="1.27cm" svg:y="11.226cm" svg:viewBox="0 0 458 408" draw:points="0,408 458,408 458,0 0,0">
          <text:p/>
        </draw:polygon>
        <draw:polygon draw:style-name="gr1" draw:text-style-name="P1" draw:layer="layout" svg:width="0.559cm" svg:height="0.711cm" svg:x="9.321cm" svg:y="11.43cm" svg:viewBox="0 0 560 712" draw:points="0,712 560,712 560,0 0,0">
          <text:p/>
        </draw:polygon>
        <draw:polygon draw:style-name="gr1" draw:text-style-name="P1" draw:layer="layout" svg:width="0.533cm" svg:height="0.661cm" svg:x="9.398cm" svg:y="15.671cm" svg:viewBox="0 0 534 662" draw:points="0,662 534,662 534,0 0,0">
          <text:p/>
        </draw:polygon>
        <draw:polygon draw:style-name="gr1" draw:text-style-name="P1" draw:layer="layout" svg:width="0.609cm" svg:height="2.032cm" svg:x="9.347cm" svg:y="19.024cm" svg:viewBox="0 0 610 2033" draw:points="0,2033 610,2033 610,0 0,0">
          <text:p/>
        </draw:polygon>
        <draw:polygon draw:style-name="gr1" draw:text-style-name="P1" draw:layer="layout" svg:width="5.36cm" svg:height="0.406cm" svg:x="0.863cm" svg:y="0.635cm" svg:viewBox="0 0 5361 407" draw:points="0,407 5361,407 5361,0 0,0">
          <text:p/>
        </draw:polygon>
        <draw:frame draw:style-name="gr17" draw:text-style-name="P17" draw:layer="layout" svg:width="5.548cm" svg:height="0.416cm" svg:x="7.671cm" svg:y="23.842cm">
          <draw:text-box>
            <text:p text:style-name="P4"><text:span text:style-name="T14">Friday 29 April 2016 08:15 P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SansOblique1" svg:font-family="DejaVuSansOblique"/>
    <style:font-face style:name="DejaVuSerif1" svg:font-family="DejaVuSerif"/>
    <style:font-face style:name="F" svg:font-family="" style:font-family-generic="roman"/>
    <style:font-face style:name="FreeSans" svg:font-family="FreeSans" style:font-family-generic="swiss"/>
    <style:font-face style:name="DejaVu Sans1" svg:font-family="'DejaVu Sans'" style:font-pitch="variable"/>
    <style:font-face style:name="DejaVuSans" svg:font-family="DejaVuSans" style:font-pitch="variable"/>
    <style:font-face style:name="DejaVuSansOblique" svg:font-family="DejaVuSansOblique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stroke-dash44" draw:style="rect" draw:dots1="1" draw:dots1-length="0.021cm" draw:distance="0.02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F" style:font-family-generic-asian="roman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Index" style:family="graphic">
      <style:paragraph-properties fo:text-align="start" style:text-autospace="none" style:writing-mode="lr-tb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0cm" fo:margin-bottom="1cm" fo:margin-left="0cm" fo:margin-right="0cm" fo:page-width="10.985cm" fo:page-height="22.8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6T10:09:07.229129975</dc:date>
    <dc:creator>aDi </dc:creator>
    <meta:editing-duration>PT2M57S</meta:editing-duration>
    <meta:editing-cycles>1</meta:editing-cycles>
    <meta:document-statistic meta:object-count="174"/>
    <meta:generator>LibreOffice/5.0.3.2$Linux_X86_64 LibreOffice_project/00m0$Build-2</meta:generator>
  </office:meta>
</office:document-meta>
</file>